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4" draw:visible-area-top="0cm" draw:visible-area-width="2.541cm" draw:visible-area-height="2.144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ktum1" text:anchor-type="char" svg:width="2.542cm" svg:height="2.143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31T11:23:53.782000000</meta:creation-date>
    <dc:date>2020-08-31T11:24:49.777000000</dc:date>
    <meta:editing-duration>PT56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1.0.0.alpha0$Windows_X86_64 LibreOffice_project/e99e7499a8e738251ecf42f29d5f2e898b08ef4f</meta:generator>
  </office:meta>
</office:document-meta>
</file>